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idetietokanta – Toteutusdokumentti</text:h>
      <text:p text:style-name="Text_20_body"/>
      <text:h text:style-name="Heading_20_2" text:outline-level="2">Johdanto</text:h>
      <text:p text:style-name="Text_20_body"><text:tab/>Esittele mahdolliset lisärajoitukset, muuten sama kuin suunnitteludokumentissa</text:p>
      <text:h text:style-name="Heading_20_2" text:outline-level="2">Ohjelmiston yleisrakenne</text:h>
      <text:p text:style-name="Text_20_body"><text:tab/>Kuvaa mistä komponenteista koostuu ja miten liittyvät toisiinsa. </text:p>
      <text:p text:style-name="Text_20_body"><text:tab/>rakennekaavio</text:p>
      <text:h text:style-name="Heading_20_2" text:outline-level="2">Järjestelmän komponentit</text:h>
      <text:p text:style-name="Text_20_body"><text:tab/>Kuvaa jokainen komponentti, esittele html sivut, esittele ohjelmaluokat</text:p>
      <text:h text:style-name="Heading_20_1" text:outline-level="1">Asennustiedot</text:h>
      <text:p text:style-name="Text_20_body"><text:tab/>Kerro miten sovellus on asennettu ja miten sen voi asentaa uuteen ympäristöön.</text:p>
      <text:h text:style-name="Heading_20_1" text:outline-level="1">Käynnistys ja käyttöohje</text:h>
      <text:h text:style-name="Heading_20_1" text:outline-level="1">Liitteet</text:h>
      <text:p text:style-name="Text_20_body"><text:tab/>Suunnitteludokumentti, sourc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sa Ylhainen</meta:initial-creator>
    <meta:creation-date>2012-10-09T14:04:38</meta:creation-date>
    <dc:date>2012-10-09T14:28:34</dc:date>
    <dc:creator>Vesa Ylhainen</dc:creator>
    <meta:editing-duration>PT8M26S</meta:editing-duration>
    <meta:editing-cycles>1</meta:editing-cycles>
    <meta:document-statistic meta:table-count="0" meta:image-count="0" meta:object-count="0" meta:page-count="1" meta:paragraph-count="13" meta:word-count="50" meta:character-count="477" meta:non-whitespace-character-count="471"/>
    <meta:generator>LibreOffice/3.5$Linux_X86_64 LibreOffice_project/350m1$Build-2</meta:generator>
  </office:meta>
</office:document-meta>
</file>